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style="italic" style:text-underline-style="solid" style:text-underline-width="auto" style:text-underline-color="font-color" fo:font-weight="bold" officeooo:paragraph-rsid="000e9e0b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Standard" style:list-style-name="L2">
      <style:paragraph-properties fo:text-align="justify" style:justify-single-word="false"/>
      <style:text-properties fo:font-size="12pt" fo:font-style="italic" style:text-underline-style="none" fo:font-weight="bold" officeooo:paragraph-rsid="000e9e0b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text-properties fo:font-size="12pt" fo:font-style="italic" style:text-underline-style="none" fo:font-weight="bold" officeooo:paragraph-rsid="000e9e0b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paragraph-rsid="000e9e0b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0e9e0b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2">
      <style:paragraph-properties fo:text-align="justify" style:justify-single-word="false"/>
      <style:text-properties fo:font-size="12pt" fo:font-style="normal" style:text-underline-style="none" fo:font-weight="normal" officeooo:paragraph-rsid="000e9e0b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paragraph-rsid="000e9e0b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8">
      <style:text-properties fo:font-size="12pt" fo:font-style="normal" style:text-underline-style="none" fo:font-weight="normal" officeooo:rsid="001cd791" officeooo:paragraph-rsid="000e9e0b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9">
      <style:text-properties fo:font-size="12pt" fo:font-style="normal" style:text-underline-style="none" fo:font-weight="normal" officeooo:rsid="001cd791" officeooo:paragraph-rsid="000e9e0b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style:text-underline-style="none" fo:font-weight="normal" officeooo:rsid="001cd791" officeooo:paragraph-rsid="000e9e0b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8">
      <style:text-properties fo:font-size="12pt" fo:font-style="normal" style:text-underline-style="none" fo:font-weight="normal" officeooo:rsid="001b0802" officeooo:paragraph-rsid="000e9e0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2">
      <style:paragraph-properties fo:text-align="justify" style:justify-single-word="false"/>
      <style:text-properties fo:font-size="12pt" fo:font-style="normal" style:text-underline-style="none" fo:font-weight="bold" officeooo:rsid="00115f32" officeooo:paragraph-rsid="000e9e0b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fo:font-size="12pt" style:text-underline-style="solid" style:text-underline-width="auto" style:text-underline-color="font-color" fo:font-weight="bold" officeooo:rsid="0017dc51" officeooo:paragraph-rsid="000e9e0b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style:text-underline-style="solid" style:text-underline-width="auto" style:text-underline-color="font-color" fo:font-weight="bold" officeooo:paragraph-rsid="000e9e0b" style:font-size-asian="12pt" style:font-weight-asian="bold" style:font-size-complex="12pt" style:font-weight-complex="bold"/>
    </style:style>
    <style:style style:name="P15" style:family="paragraph" style:parent-style-name="Standard" style:list-style-name="WWNum19">
      <style:paragraph-properties fo:margin-top="0.049cm" fo:margin-bottom="0cm" loext:contextual-spacing="false"/>
      <style:text-properties style:font-name="Arial" fo:font-size="12pt" fo:font-style="normal" style:text-underline-style="none" fo:font-weight="normal" officeooo:rsid="001cd791" officeooo:paragraph-rsid="000e9e0b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6" style:family="paragraph" style:parent-style-name="Standard">
      <style:paragraph-properties fo:margin-top="0.049cm" fo:margin-bottom="0cm" loext:contextual-spacing="false"/>
      <style:text-properties style:font-name="Arial" fo:font-size="12pt" fo:font-style="normal" style:text-underline-style="none" fo:font-weight="normal" officeooo:rsid="0015c1b0" officeooo:paragraph-rsid="000e9e0b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7" style:family="paragraph" style:parent-style-name="Standard">
      <style:paragraph-properties fo:margin-top="0.049cm" fo:margin-bottom="0cm" loext:contextual-spacing="false"/>
      <style:text-properties style:font-name="Arial" fo:font-size="12pt" fo:font-style="normal" style:text-underline-style="none" fo:font-weight="normal" officeooo:rsid="0016f4f0" officeooo:paragraph-rsid="000e9e0b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8" style:family="paragraph" style:parent-style-name="Standard" style:list-style-name="L13">
      <style:paragraph-properties fo:margin-top="0.049cm" fo:margin-bottom="0cm" loext:contextual-spacing="false"/>
      <style:text-properties style:font-name="Arial" fo:font-size="12pt" fo:font-style="normal" style:text-underline-style="none" fo:font-weight="bold" officeooo:rsid="0016f4f0" officeooo:paragraph-rsid="000e9e0b" style:font-size-asian="12pt" style:font-style-asian="normal" style:font-weight-asian="bold" style:font-name-complex="Arial1" style:font-size-complex="12pt" style:font-style-complex="normal" style:font-weight-complex="bold"/>
    </style:style>
    <style:style style:name="P19" style:family="paragraph" style:parent-style-name="Standard">
      <style:paragraph-properties fo:margin-top="0.049cm" fo:margin-bottom="0cm" loext:contextual-spacing="false"/>
      <style:text-properties style:font-name="Arial" fo:font-size="12pt" fo:font-style="normal" style:text-underline-style="solid" style:text-underline-width="auto" style:text-underline-color="font-color" fo:font-weight="normal" officeooo:rsid="0016f4f0" officeooo:paragraph-rsid="000e9e0b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0" style:family="paragraph" style:parent-style-name="Normal_20__28_Web_29_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bold" officeooo:paragraph-rsid="000e9e0b" style:font-size-asian="12pt" style:font-style-asian="normal" style:font-weight-asian="bold" style:font-name-complex="Arial1" style:font-size-complex="12pt" style:font-style-complex="normal" style:font-weight-complex="bold"/>
    </style:style>
    <style:style style:name="P21" style:family="paragraph" style:parent-style-name="Normal_20__28_Web_29_">
      <style:paragraph-properties fo:margin-top="0.049cm" fo:margin-bottom="0cm" loext:contextual-spacing="false"/>
      <style:text-properties style:font-name="Arial" fo:font-size="12pt" fo:font-style="italic" fo:font-weight="bold" officeooo:paragraph-rsid="000e9e0b" style:font-size-asian="12pt" style:font-style-asian="italic" style:font-weight-asian="bold" style:font-name-complex="Arial1" style:font-size-complex="12pt" style:font-style-complex="italic" style:font-weight-complex="bold"/>
    </style:style>
    <style:style style:name="P22" style:family="paragraph" style:parent-style-name="Normal_20__28_Web_29_" style:list-style-name="WWNum4">
      <style:paragraph-properties fo:margin-top="0.049cm" fo:margin-bottom="0cm" loext:contextual-spacing="false"/>
      <style:text-properties style:font-name="Arial" fo:font-size="12pt" fo:font-style="italic" fo:font-weight="bold" officeooo:paragraph-rsid="000e9e0b" style:font-size-asian="12pt" style:font-style-asian="italic" style:font-weight-asian="bold" style:font-name-complex="Arial1" style:font-size-complex="12pt" style:font-style-complex="italic" style:font-weight-complex="bold"/>
    </style:style>
    <style:style style:name="P23" style:family="paragraph" style:parent-style-name="Normal_20__28_Web_29_">
      <style:paragraph-properties fo:margin-top="0.049cm" fo:margin-bottom="0cm" loext:contextual-spacing="false"/>
      <style:text-properties style:font-name="Arial" fo:font-size="12pt" fo:font-style="italic" style:text-underline-style="solid" style:text-underline-width="auto" style:text-underline-color="font-color" fo:font-weight="bold" officeooo:paragraph-rsid="000e9e0b" style:font-size-asian="12pt" style:font-style-asian="italic" style:font-weight-asian="bold" style:font-name-complex="Arial1" style:font-size-complex="12pt" style:font-style-complex="italic" style:font-weight-complex="bold"/>
    </style:style>
    <style:style style:name="P24" style:family="paragraph" style:parent-style-name="Normal_20__28_Web_29_">
      <style:paragraph-properties fo:margin-top="0.049cm" fo:margin-bottom="0cm" loext:contextual-spacing="false"/>
      <style:text-properties style:font-name="Arial" fo:font-size="12pt" officeooo:paragraph-rsid="000e9e0b" style:font-size-asian="12pt" style:font-name-complex="Arial1" style:font-size-complex="12pt"/>
    </style:style>
    <style:style style:name="P25" style:family="paragraph" style:parent-style-name="Normal_20__28_Web_29_" style:list-style-name="WWNum4">
      <style:paragraph-properties fo:margin-top="0.049cm" fo:margin-bottom="0cm" loext:contextual-spacing="false"/>
      <style:text-properties style:font-name="Arial" fo:font-size="12pt" officeooo:paragraph-rsid="000e9e0b" style:font-size-asian="12pt" style:font-name-complex="Arial1" style:font-size-complex="12pt"/>
    </style:style>
    <style:style style:name="P26" style:family="paragraph" style:parent-style-name="Normal_20__28_Web_29_" style:list-style-name="WWNum4">
      <style:paragraph-properties fo:margin-top="0.049cm" fo:margin-bottom="0cm" loext:contextual-spacing="false"/>
      <style:text-properties style:font-name="Arial" fo:font-size="12pt" officeooo:rsid="000261c7" officeooo:paragraph-rsid="000e9e0b" style:font-size-asian="12pt" style:font-name-complex="Arial1" style:font-size-complex="12pt"/>
    </style:style>
    <style:style style:name="P27" style:family="paragraph" style:parent-style-name="Normal_20__28_Web_29_" style:list-style-name="WWNum5">
      <style:paragraph-properties fo:margin-top="0.049cm" fo:margin-bottom="0cm" loext:contextual-spacing="false"/>
      <style:text-properties style:font-name="Arial" fo:font-size="12pt" officeooo:paragraph-rsid="000e9e0b" style:font-size-asian="12pt" style:font-name-complex="Arial1" style:font-size-complex="12pt" style:font-style-complex="italic" style:font-weight-complex="bold"/>
    </style:style>
    <style:style style:name="P28" style:family="paragraph" style:parent-style-name="Normal_20__28_Web_29_" style:list-style-name="WWNum5">
      <style:paragraph-properties fo:margin-top="0.049cm" fo:margin-bottom="0cm" loext:contextual-spacing="false"/>
      <style:text-properties style:font-name="Arial" fo:font-size="12pt" officeooo:paragraph-rsid="000e9e0b" style:font-size-asian="12pt" style:font-name-complex="Arial1" style:font-size-complex="12pt"/>
    </style:style>
    <style:style style:name="P29" style:family="paragraph" style:parent-style-name="Normal_20__28_Web_29_" style:list-style-name="L11">
      <style:paragraph-properties fo:margin-top="0.049cm" fo:margin-bottom="0cm" loext:contextual-spacing="false">
        <style:tab-stops/>
      </style:paragraph-properties>
      <style:text-properties style:font-name="Arial" fo:font-size="12pt" officeooo:rsid="001e21ed" officeooo:paragraph-rsid="000e9e0b" style:font-size-asian="12pt" style:font-name-complex="Arial1" style:font-size-complex="12pt" style:font-weight-complex="bold"/>
    </style:style>
    <style:style style:name="P30" style:family="paragraph" style:parent-style-name="Normal_20__28_Web_29_" style:list-style-name="WWNum18">
      <style:paragraph-properties fo:margin-top="0.049cm" fo:margin-bottom="0cm" loext:contextual-spacing="false"/>
      <style:text-properties style:font-name="Arial" fo:font-size="12pt" officeooo:paragraph-rsid="000e9e0b" style:font-size-asian="12pt" style:font-name-complex="Arial1" style:font-size-complex="12pt"/>
    </style:style>
    <style:style style:name="P31" style:family="paragraph" style:parent-style-name="Normal_20__28_Web_29_" style:list-style-name="WWNum19">
      <style:paragraph-properties fo:margin-top="0.049cm" fo:margin-bottom="0cm" loext:contextual-spacing="false"/>
      <style:text-properties style:font-name="Arial" fo:font-size="12pt" officeooo:paragraph-rsid="000e9e0b" style:font-size-asian="12pt" style:font-name-complex="Arial1" style:font-size-complex="12pt"/>
    </style:style>
    <style:style style:name="P32" style:family="paragraph" style:parent-style-name="Normal_20__28_Web_29_" style:list-style-name="L10">
      <style:paragraph-properties fo:margin-top="0.049cm" fo:margin-bottom="0cm" loext:contextual-spacing="false"/>
      <style:text-properties style:font-name="Arial" fo:font-size="12pt" fo:font-style="normal" fo:font-weight="normal" officeooo:rsid="0003899b" officeooo:paragraph-rsid="000e9e0b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33" style:family="paragraph" style:parent-style-name="Normal_20__28_Web_29_" style:list-style-name="WWNum8">
      <style:paragraph-properties fo:margin-top="0.049cm" fo:margin-bottom="0cm" loext:contextual-spacing="false"/>
      <style:text-properties style:font-name="Arial" fo:font-size="12pt" fo:font-weight="normal" officeooo:paragraph-rsid="000e9e0b" style:font-size-asian="12pt" style:font-weight-asian="normal" style:font-name-complex="Arial1" style:font-size-complex="12pt" style:font-weight-complex="normal"/>
    </style:style>
    <style:style style:name="P34" style:family="paragraph" style:parent-style-name="Normal_20__28_Web_29_" style:list-style-name="WWNum18">
      <style:paragraph-properties fo:margin-top="0.049cm" fo:margin-bottom="0cm" loext:contextual-spacing="false"/>
      <style:text-properties style:font-name="Arial" fo:font-size="12pt" fo:font-weight="bold" officeooo:paragraph-rsid="000e9e0b" style:font-size-asian="12pt" style:font-weight-asian="bold" style:font-name-complex="Arial1" style:font-size-complex="12pt" style:font-weight-complex="bold"/>
    </style:style>
    <style:style style:name="P35" style:family="paragraph" style:parent-style-name="Normal_20__28_Web_29_" style:list-style-name="WWNum9">
      <style:paragraph-properties fo:margin-top="0.049cm" fo:margin-bottom="0cm" loext:contextual-spacing="false"/>
      <style:text-properties fo:font-size="12pt" officeooo:paragraph-rsid="000e9e0b" style:font-size-asian="12pt" style:font-size-complex="12pt"/>
    </style:style>
    <style:style style:name="P36" style:family="paragraph" style:parent-style-name="Normal_20__28_Web_29_" style:list-style-name="L12" style:master-page-name="">
      <style:paragraph-properties fo:margin-top="0.049cm" fo:margin-bottom="0cm" loext:contextual-spacing="false" style:page-number="auto"/>
      <style:text-properties style:font-name="Arial" fo:font-size="12pt" officeooo:paragraph-rsid="000e9e0b" style:font-size-asian="12pt" style:font-name-complex="Arial1" style:font-size-complex="12pt" style:font-weight-complex="bold"/>
    </style:style>
    <style:style style:name="P37" style:family="paragraph" style:parent-style-name="Normal_20__28_Web_29_" style:master-page-name="">
      <style:paragraph-properties fo:margin-left="0.03cm" fo:margin-right="0cm" fo:margin-top="0.049cm" fo:margin-bottom="0cm" loext:contextual-spacing="false" fo:text-indent="0cm" style:auto-text-indent="false" style:page-number="auto">
        <style:tab-stops/>
      </style:paragraph-properties>
      <style:text-properties fo:font-size="12pt" officeooo:paragraph-rsid="000e9e0b" style:font-size-asian="12pt" style:font-size-complex="12pt"/>
    </style:style>
    <style:style style:name="T1" style:family="text">
      <style:text-properties officeooo:rsid="0015c1b0"/>
    </style:style>
    <style:style style:name="T2" style:family="text">
      <style:text-properties officeooo:rsid="001d8f9f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11225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11225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11225"/>
    </style:style>
    <style:style style:name="T10" style:family="text">
      <style:text-properties officeooo:rsid="0016f4f0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6f4f0" style:font-weight-asian="normal" style:font-weight-complex="normal"/>
    </style:style>
    <style:style style:name="T13" style:family="text">
      <style:text-properties officeooo:rsid="001b0802"/>
    </style:style>
    <style:style style:name="T14" style:family="text">
      <style:text-properties officeooo:rsid="00194247"/>
    </style:style>
    <style:style style:name="T15" style:family="text">
      <style:text-properties officeooo:rsid="0021a8d3"/>
    </style:style>
    <style:style style:name="T16" style:family="text">
      <style:text-properties style:font-name="Arial" style:font-name-complex="Arial1"/>
    </style:style>
    <style:style style:name="T17" style:family="text">
      <style:text-properties style:font-name="Arial" style:font-name-complex="Arial1" style:font-weight-complex="bold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officeooo:rsid="0015c1b0" style:font-size-asian="18pt" style:font-size-complex="18pt"/>
    </style:style>
    <style:style style:name="T20" style:family="text">
      <style:text-properties style:text-underline-style="none"/>
    </style:style>
    <style:style style:name="T21" style:family="text">
      <style:text-properties officeooo:rsid="000e9e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35cm" fo:margin-left="1.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5cm" fo:text-indent="-0.635cm" fo:margin-left="1.9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32cm" fo:text-indent="-0.635cm" fo:margin-left="1.33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67cm" fo:text-indent="-0.635cm" fo:margin-left="1.96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02cm" fo:text-indent="-0.635cm" fo:margin-left="2.60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37cm" fo:text-indent="-0.635cm" fo:margin-left="3.23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72cm" fo:text-indent="-0.635cm" fo:margin-left="3.87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07cm" fo:text-indent="-0.635cm" fo:margin-left="4.50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42cm" fo:text-indent="-0.635cm" fo:margin-left="5.14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77cm" fo:text-indent="-0.635cm" fo:margin-left="5.77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12cm" fo:text-indent="-0.635cm" fo:margin-left="6.41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47cm" fo:text-indent="-0.635cm" fo:margin-left="7.047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35cm" fo:margin-left="1.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5cm" fo:text-indent="-0.635cm" fo:margin-left="1.9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32cm" fo:text-indent="-0.635cm" fo:margin-left="1.33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67cm" fo:text-indent="-0.635cm" fo:margin-left="1.96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02cm" fo:text-indent="-0.635cm" fo:margin-left="2.60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37cm" fo:text-indent="-0.635cm" fo:margin-left="3.23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72cm" fo:text-indent="-0.635cm" fo:margin-left="3.87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07cm" fo:text-indent="-0.635cm" fo:margin-left="4.50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42cm" fo:text-indent="-0.635cm" fo:margin-left="5.14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77cm" fo:text-indent="-0.635cm" fo:margin-left="5.77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12cm" fo:text-indent="-0.635cm" fo:margin-left="6.41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47cm" fo:text-indent="-0.635cm" fo:margin-left="7.047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lgemeine Prüfungshinweise</text:p>
      <text:p text:style-name="P4"/>
      <text:p text:style-name="P5"/>
      <text:list xml:id="list3913523973" text:style-name="L2">
        <text:list-item>
          <text:p text:style-name="P6">auf das Äußere (Kleidung... achten)</text:p>
        </text:list-item>
        <text:list-item>
          <text:p text:style-name="P6">ihr bekommt alles gestellt (Papier, Stifte...)</text:p>
        </text:list-item>
        <text:list-item>
          <text:p text:style-name="P6"><text:span text:style-name="T2">Plan: </text:span>auf Vorbereitungs - und Prüfungszeit achten, 15-20 min vor der Vorbereitungszeit anwesend sein !</text:p>
        </text:list-item>
        <text:list-item>
          <text:p text:style-name="P6">Wartebereich: Glastür vor Raum OSK H. Labahn</text:p>
        </text:list-item>
        <text:list-item>
          <text:p text:style-name="P6">Gruppeneinteilung </text:p>
        </text:list-item>
        <text:list-item>
          <text:p text:style-name="P6">Prüfungskommission bestehend aus drei Lehrern / Möglichkeit: Schulleiterin, Schulamt / SchülerInnen aus Jgst. 11; <text:span text:style-name="T3">Herr Kretzschmar </text:span><text:span text:style-name="T4">ist </text:span><text:span text:style-name="T3">für euch prüfender Fachlehrer</text:span></text:p>
        </text:list-item>
        <text:list-item>
          <text:p text:style-name="P6">ein Lehrer holt euch /Prüfungsaufgabe/Vorbereitungsraum</text:p>
        </text:list-item>
        <text:list-item>
          <text:p text:style-name="P6">Tasche abgeben, Smartphone, <text:span text:style-name="T2">andere technische Geräte</text:span> abschalten</text:p>
        </text:list-item>
        <text:list-item>
          <text:p text:style-name="P2">30 min Vorbereitungszeit/ jeweils 10 min Prüfungsvortrag und – gespräch</text:p>
        </text:list-item>
        <text:list-item>
          <text:p text:style-name="P6">Aufbau: siehe Klausur (drei Fragen; drei AFB , <text:span text:style-name="T2">Interpretiere - übergreifender Operator</text:span>)</text:p>
        </text:list-item>
        <text:list-item>
          <text:p text:style-name="P6"><text:span text:style-name="T5">1.Frage</text:span>: Formalien, Sinnabschnitte mit Zeilenangabe; Zusammenfassung mit eigenen Worten, ein treffendes Zitat auswählen; <text:span text:style-name="T5">2.Frage: </text:span>Einordnung im erweiterten/<text:span text:style-name="T8">engeren Sinne (SP)</text:span>, historische Zusammenhänge („Stränge“) nutzen; <text:span text:style-name="T5">3.Frage: </text:span>begründete Positionierungen (historische Fakten, Ereignisse), eigene Reflexionsleistung erkennbar sein; <text:span text:style-name="T3">strukturiert vorgehen, Chronologie beachten</text:span></text:p>
        </text:list-item>
        <text:list-item>
          <text:p text:style-name="P6">ein Thema aus 11/<text:span text:style-name="T9">1 oder 11/2</text:span>; 12/1 <text:span text:style-name="T10">und</text:span> 12/2 <text:span text:style-name="T9">(</text:span><text:span text:style-name="T4">auch übergreifend möglich</text:span><text:span text:style-name="T6">)</text:span>; <text:span text:style-name="T5">Zusammenhänge zwischen der Bipolaren Welt und der deutsch-deutschen Geschichte beachten</text:span></text:p>
        </text:list-item>
        <text:list-item>
          <text:p text:style-name="P6">nach 30 min werdet ihr geholt, Beginn P<text:span text:style-name="T2">rüfungsvortrag (10 min)</text:span></text:p>
        </text:list-item>
        <text:list-item>
          <text:p text:style-name="P6">darauf achten: möglichst Zeit auszuschöpfen bzw. Zeit einzuhalten</text:p>
        </text:list-item>
        <text:list-item>
          <text:p text:style-name="P6">anschließend: P<text:span text:style-name="T2">rüfungsgespräch (10 min)</text:span> : zunächst Nachfragen zum P<text:span text:style-name="T2">rüfungsvortrag</text:span>, dann Fragen zum Stoffgebiet/ übergreifende Fragen</text:p>
        </text:list-item>
        <text:list-item>
          <text:p text:style-name="P6">auch hier darauf achten möglichst zusammenhängend zu antworten (s. Klausurauswertung- nach gleichem „Raster“ erfolgt die Auswertung)</text:p>
        </text:list-item>
        <text:list-item>
          <text:p text:style-name="P6">ich werde das P<text:span text:style-name="T2">rüfungsgespräch</text:span> leiten/ zuletzt evtl. eine Frage vom Prüfungsvorsitzenden</text:p>
        </text:list-item>
        <text:list-item>
          <text:p text:style-name="P6">nach 20 min Abgabe aller Prüfungsunterlagen</text:p>
        </text:list-item>
        <text:list-item>
          <text:p text:style-name="P6">der erste Schüler jeder Gruppe muss noch im Vorbereitungsraum warten bis der 2.Schüler in den Prüfungsraum geht (10 min)</text:p>
        </text:list-item>
        <text:list-item>
          <text:p text:style-name="P6">Termin Bekanntgabe mdl. Prüfungsergebnis beachten - erfolgt am gleichen Tag, steht meist an Wandzeitung OKO</text:p>
        </text:list-item>
        <text:list-item>
          <text:p text:style-name="P12">Hinweis:<text:span text:style-name="T11"> nicht erst ein oder zwei Tage vorher mit dem Lernen beginnen </text:span><text:span text:style-name="T12">(Osterferien !)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20"/>
      <text:p text:style-name="P13"/>
      <text:p text:style-name="P13"/>
      <text:p text:style-name="P13"/>
      <text:p text:style-name="P13"/>
      <text:p text:style-name="P13">Prüfungsschwerpunkte 202<text:span text:style-name="T13">2</text:span></text:p>
      <text:p text:style-name="P14"/>
      <text:p text:style-name="P3">11/1: Wandel und Revolutionen in Vormoderne und Moderne</text:p>
      <text:list xml:id="list1575274670" text:style-name="L8">
        <text:list-item>
          <text:p text:style-name="P8">Die Aufklärung (verschiedene Staatsmodelle)</text:p>
        </text:list-item>
        <text:list-item>
          <text:p text:style-name="P11">Entstehung WR - Novemberrevolution</text:p>
        </text:list-item>
      </text:list>
      <text:list xml:id="list577555059" text:style-name="L9">
        <text:list-item>
          <text:p text:style-name="P9">Die Weimarer Republik 1919 – 33</text:p>
        </text:list-item>
      </text:list>
      <text:p text:style-name="P10"><text:soft-page-break/>- 1919–23: Der schwere Anfang; innen- und außenpolitische Bedrohungen</text:p>
      <text:p text:style-name="P10">- 1924-29: Die Jahre der scheinbaren Stabilisierung; „Goldene Zwanziger“</text:p>
      <text:p text:style-name="P10">- 1929–33: Die Weltwirtschaftskrise; Die Zeit der Präsidialkabinette</text:p>
      <text:p text:style-name="P10"/>
      <text:p text:style-name="P21">11/2: Demokratie und Diktatur in D und Europa (NS- Gewaltherrschaft)</text:p>
      <text:p text:style-name="P24"/>
      <text:list xml:id="list1312688829" text:style-name="WWNum4">
        <text:list-item>
          <text:p text:style-name="P22">NS – Ideologie (Begriff, <text:span text:style-name="T1">ns </text:span>Elemente- <text:span text:style-name="T14">Rassenlehre, Antisemitismus, Volk ohne Raum <text:s/>Volksgemeinschaft, Führerkult…</text:span>)- <text:span text:style-name="T1">5 Säulen</text:span></text:p>
        </text:list-item>
        <text:list-item>
          <text:p text:style-name="P25"><text:span text:style-name="T15">ns- </text:span>Außenpolitik </text:p>
        </text:list-item>
        <text:list-item>
          <text:p text:style-name="P25">NS – Herrschaft (Machtausbau bis August 1934)</text:p>
        </text:list-item>
        <text:list-item>
          <text:p text:style-name="P26">ns-Wirtschaft</text:p>
        </text:list-item>
        <text:list-item>
          <text:p text:style-name="P25">Euthanasie</text:p>
        </text:list-item>
        <text:list-item>
          <text:p text:style-name="P25">Vergleich NS – DDR </text:p>
        </text:list-item>
      </text:list>
      <text:p text:style-name="P21"/>
      <text:p text:style-name="P21"/>
      <text:p text:style-name="P21"/>
      <text:p text:style-name="P21">12/1: Der Ost-West-Konflikt- Der kalte Krieg</text:p>
      <text:list xml:id="list2406991933" text:style-name="L10">
        <text:list-item>
          <text:p text:style-name="P32">Ausgangspunkt: Interview mit Dülffer</text:p>
        </text:list-item>
      </text:list>
      <text:list xml:id="list47695998" text:style-name="WWNum5">
        <text:list-item>
          <text:p text:style-name="P27">Wettstreit der Visionen und der Zerfall der Antihitlerkoalition bis zur Blockbildung</text:p>
          <text:list>
            <text:list-item>
              <text:p text:style-name="P28">Begriffserklärung „Kalter Krieg“ - „ Ost-West-Konflikt“</text:p>
            </text:list-item>
            <text:list-item>
              <text:p text:style-name="P28">Theorien zur Entstehung des OWK</text:p>
            </text:list-item>
            <text:list-item>
              <text:p text:style-name="P28">Periodisierung (Fieberkurve)</text:p>
            </text:list-item>
            <text:list-item>
              <text:p text:style-name="P28">Einordnung wesentlicher hist. Fakten, Wissen, Zusammenhänge in den OWK <text:span text:style-name="T7">(siehe auch 12/2 !)</text:span></text:p>
            </text:list-item>
          </text:list>
        </text:list-item>
      </text:list>
      <text:p text:style-name="P23"/>
      <text:p text:style-name="P23"/>
      <text:p text:style-name="P21">12/2: Ereignis und Struktur am Bsp. der doppelten deutschen Geschichte</text:p>
      <text:p text:style-name="P37"><text:span text:style-name="T16">(</text:span><text:span text:style-name="T17">Längsschnitt dtsch. Geschichte 1945 – 89/90)</text:span></text:p>
      <text:list xml:id="list3225253298" text:style-name="L11">
        <text:list-item>
          <text:p text:style-name="P29">Ära Adenauer (4 Ws)</text:p>
        </text:list-item>
      </text:list>
      <text:list xml:id="list106505780" text:style-name="L12">
        <text:list-item>
          <text:p text:style-name="P36">innenpolitische Konflikte- gesellschaftspolitische Veränderungen in der BRD zur Zeit der Großen Koalition(1966-69)</text:p>
        </text:list-item>
      </text:list>
      <text:list xml:id="list2953160745" text:style-name="WWNum8">
        <text:list-item>
          <text:p text:style-name="P33">Annäherung durch Wandel – die sozial – liberale Koalition in der BRD (1969–74)</text:p>
        </text:list-item>
      </text:list>
      <text:list xml:id="list3988172722" text:style-name="WWNum9">
        <text:list-item>
          <text:p text:style-name="P35"><text:span text:style-name="T16">die neue Ostpolitik</text:span><text:span text:style-name="T17"> /KSZE</text:span></text:p>
        </text:list-item>
      </text:list>
      <text:list xml:id="list2976896224" text:style-name="WWNum18">
        <text:list-item>
          <text:p text:style-name="P34">DDR unter Honecker 1971–85</text:p>
        </text:list-item>
        <text:list-item>
          <text:p text:style-name="P30">der „ real – existierende Sozialismus“</text:p>
        </text:list-item>
      </text:list>
      <text:list xml:id="list855073434" text:style-name="WWNum19">
        <text:list-item>
          <text:p text:style-name="P31">Folgen von Glasnost und Perestroika </text:p>
        </text:list-item>
        <text:list-item>
          <text:p text:style-name="P15">Auflösung der DDR 1989/<text:span text:style-name="T1">90</text:span></text:p>
        </text:list-item>
      </text:list>
      <text:p text:style-name="P16"/>
      <text:p text:style-name="P19"><text:span text:style-name="T1">G</text:span>ruppe 1:<text:span text:style-name="T20"> Finn Q., Luka-Finn S., Levinia G.</text:span></text:p>
      <text:p text:style-name="P17"/>
      <text:p text:style-name="P19">Gruppe 2:<text:span text:style-name="T20"> Michelle K., Alex B., Carl Bellgardt</text:span></text:p>
      <text:p text:style-name="P17"/>
      <text:p text:style-name="P19">Gruppe 3:<text:span text:style-name="T20"> Jakob Stoll</text:span></text:p>
      <text:p text:style-name="P16"/>
      <text:list xml:id="list2795163712" text:style-name="L13">
        <text:list-item>
          <text:p text:style-name="P18"><text:span text:style-name="T21">Wahl: p</text:span>ro Gruppe wird ein Thema 11/1 oder 11/2 gestrich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049cm" fo:margin-bottom="0.21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8T18:38:41.672000000</meta:creation-date>
    <dc:date>2022-03-28T18:41:10.752000000</dc:date>
    <meta:editing-duration>PT2M30S</meta:editing-duration>
    <meta:editing-cycles>1</meta:editing-cycles>
    <meta:document-statistic meta:table-count="0" meta:image-count="0" meta:object-count="0" meta:page-count="2" meta:paragraph-count="58" meta:word-count="539" meta:character-count="3833" meta:non-whitespace-character-count="3387"/>
    <meta:generator>LibreOffice/6.0.6.2$Windows_X86_64 LibreOffice_project/0c292870b25a325b5ed35f6b45599d2ea4458e77</meta:generator>
  </office:meta>
</office:document-meta>
</file>